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5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xed-25.pcap" table:style-name="ta1">
        <table:shapes>
          <draw:frame draw:z-index="0" draw:style-name="gr1" draw:text-style-name="P1" svg:width="12cm" svg:height="4cm" svg:x="16.115cm" svg:y="0.253cm">
            <draw:object draw:notify-on-update-of-ranges="'mixed-25.pcap'.B21:'mixed-25.pcap'.B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onversation 2: In" draw:style-name="gr1" draw:text-style-name="P1" svg:width="12cm" svg:height="4cm" svg:x="9.349cm" svg:y="71.487cm">
            <draw:object draw:notify-on-update-of-ranges="'mixed-25.pcap'.B165:'mixed-25.pcap'.B1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Conversation 2: Out" draw:style-name="gr1" draw:text-style-name="P1" svg:width="12cm" svg:height="4cm" svg:x="26.739cm" svg:y="72.04cm">
            <draw:object draw:notify-on-update-of-ranges="'mixed-25.pcap'.B175:'mixed-25.pcap'.B1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Conversation 3: In" draw:style-name="gr1" draw:text-style-name="P1" svg:width="12cm" svg:height="4cm" svg:x="9.349cm" svg:y="84.992cm">
            <draw:object draw:notify-on-update-of-ranges="'mixed-25.pcap'.B189:'mixed-25.pcap'.B1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2cm" svg:height="4cm" svg:x="27.287cm" svg:y="85.587cm">
            <draw:object draw:notify-on-update-of-ranges="'mixed-25.pcap'.B200:'mixed-25.pcap'.B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6.003cm" svg:height="8.997cm" svg:x="50.385cm" svg:y="96.407cm">
            <draw:object draw:notify-on-update-of-ranges="'mixed-25.pcap'.B215:'mixed-25.pcap'.B2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6.003cm" svg:height="8.997cm" svg:x="67.176cm" svg:y="96.37cm">
            <draw:object draw:notify-on-update-of-ranges="'mixed-25.pcap'.B227:'mixed-25.pcap'.B2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2cm" svg:height="4cm" svg:x="9.349cm" svg:y="108.924cm">
            <draw:object draw:notify-on-update-of-ranges="'mixed-25.pcap'.B242:'mixed-25.pcap'.B25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2cm" svg:height="4cm" svg:x="27.936cm" svg:y="109.139cm">
            <draw:object draw:notify-on-update-of-ranges="'mixed-25.pcap'.B255:'mixed-25.pcap'.B26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12cm" svg:height="4cm" svg:x="9.349cm" svg:y="127.89cm">
            <draw:object draw:notify-on-update-of-ranges="'mixed-25.pcap'.B284:'mixed-25.pcap'.B29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12cm" svg:height="4cm" svg:x="27.423cm" svg:y="128.276cm">
            <draw:object draw:notify-on-update-of-ranges="'mixed-25.pcap'.B294:'mixed-25.pcap'.B30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1" draw:text-style-name="P1" svg:width="12cm" svg:height="4cm" svg:x="9.349cm" svg:y="96.732cm">
            <draw:object draw:notify-on-update-of-ranges="'mixed-25.pcap'.B215:'mixed-25.pcap'.B22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2" draw:style-name="gr1" draw:text-style-name="P1" svg:width="12cm" svg:height="4cm" svg:x="29.362cm" svg:y="96.813cm">
            <draw:object draw:notify-on-update-of-ranges="'mixed-25.pcap'.B227:'mixed-25.pcap'.B23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3" draw:style-name="gr1" draw:text-style-name="P1" svg:width="12cm" svg:height="4cm" svg:x="15.682cm" svg:y="5.589cm">
            <draw:object draw:notify-on-update-of-ranges="'mixed-25.pcap'.B112:'mixed-25.pcap'.B15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ading mixed-25.pcap...</text:p>
          </table:table-cell>
          <table:table-cell/>
        </table:table-row>
        <table:table-row table:style-name="ro1">
          <table:table-cell office:value-type="string" calcext:value-type="string">
            <text:p>0: 192.168.1.15:22 <text:s/>&lt;=&gt; <text:s/>192.168.1.28:51939 <text:s/></text:p>
          </table:table-cell>
          <table:table-cell/>
        </table:table-row>
        <table:table-row table:style-name="ro1">
          <table:table-cell office:value-type="string" calcext:value-type="string">
            <text:p>IN: 841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841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1: 192.168.1.33:49943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24472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2111" calcext:value-type="float">
            <text:p>122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51" calcext:value-type="float">
            <text:p>45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28709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868" calcext:value-type="float">
            <text:p>418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782" calcext:value-type="float">
            <text:p>1187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494" calcext:value-type="float">
            <text:p>94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356" calcext:value-type="float">
            <text:p>93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251" calcext:value-type="float">
            <text:p>92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536" calcext:value-type="float">
            <text:p>95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524" calcext:value-type="float">
            <text:p>95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2: 192.168.1.33:49944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82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8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3: 192.168.1.33:49945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657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65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4: 192.168.1.33:49946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6409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4079" calcext:value-type="float">
            <text:p>6407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640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4079" calcext:value-type="float">
            <text:p>1540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5: 192.168.1.33:49947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163922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00000" calcext:value-type="float">
            <text:p>90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39090" calcext:value-type="float">
            <text:p>63909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163909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0000" calcext:value-type="float">
            <text:p>9900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39090" calcext:value-type="float">
            <text:p>63909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6: 192.168.1.28:51841 <text:s/>&lt;=&gt; <text:s/>192.168.1.15:22 <text:s/></text:p>
          </table:table-cell>
          <table:table-cell/>
        </table:table-row>
        <table:table-row table:style-name="ro1">
          <table:table-cell office:value-type="string" calcext:value-type="string">
            <text:p>IN: 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: 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7: 192.168.1.33:49962 <text:s/>&lt;=&gt; <text:s/>192.168.1.15:443 <text:s/></text:p>
          </table:table-cell>
          <table:table-cell/>
        </table:table-row>
        <table:table-row table:style-name="ro1">
          <table:table-cell office:value-type="string" calcext:value-type="string">
            <text:p>IN: 601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: 60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order="0.06pt solid #000000" fo:padding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4:08:27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1T14:15:11.101000000</dc:date>
    <meta:editing-duration>PT38M9S</meta:editing-duration>
    <meta:editing-cycles>5</meta:editing-cycles>
    <meta:generator>LibreOffice/7.0.2.2$Windows_X86_64 LibreOffice_project/8349ace3c3162073abd90d81fd06dcfb6b36b994</meta:generator>
    <meta:document-statistic meta:table-count="1" meta:cell-count="521" meta:object-count="1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21:'mixed-25.pcap'.B110" svg:x="0.24cm" svg:y="0.08cm" svg:width="11.521cm" svg:height="3.841cm">
          <chart:coordinate-region svg:x="1.602cm" svg:y="0.279cm" svg:width="10.159cm" svg:height="2.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1:'mixed-25.pcap'.B110" chart:class="chart:bar"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2111">
                <text:p>122111</text:p>
                <draw:g>
                  <svg:desc>'mixed-25.pcap'.B21:'mixed-25.pcap'.B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255:'mixed-25.pcap'.B264" svg:x="0.24cm" svg:y="0.08cm" svg:width="11.521cm" svg:height="3.841cm">
          <chart:coordinate-region svg:x="1.787cm" svg:y="0.279cm" svg:width="9.97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55:'mixed-25.pcap'.B26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mixed-25.pcap'.B255:'mixed-25.pcap'.B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000">
                <text:p>99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9090">
                <text:p>6390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284:'mixed-25.pcap'.B292" svg:x="0.24cm" svg:y="0.08cm" svg:width="11.521cm" svg:height="3.841cm">
          <chart:coordinate-region svg:x="1.232cm" svg:y="0.279cm" svg:width="10.52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84:'mixed-25.pcap'.B292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25.pcap'.B284:'mixed-25.pcap'.B2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294:'mixed-25.pcap'.B301" svg:x="0.24cm" svg:y="0.08cm" svg:width="11.521cm" svg:height="3.841cm">
          <chart:coordinate-region svg:x="1.232cm" svg:y="0.279cm" svg:width="10.52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94:'mixed-25.pcap'.B301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25.pcap'.B294:'mixed-25.pcap'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215:'mixed-25.pcap'.B225" svg:x="0.138cm" svg:y="-0.011cm" svg:width="11.86cm" svg:height="4.31cm">
          <chart:coordinate-region svg:x="1.5cm" svg:y="0.188cm" svg:width="10.498cm" svg:height="3.4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15:'mixed-25.pcap'.B225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xed-25.pcap'.B215:'mixed-25.pcap'.B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79">
                <text:p>64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227:'mixed-25.pcap'.B235" svg:x="0.24cm" svg:y="0.08cm" svg:width="11.521cm" svg:height="3.841cm">
          <chart:coordinate-region svg:x="1.602cm" svg:y="0.279cm" svg:width="10.15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27:'mixed-25.pcap'.B235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25.pcap'.B227:'mixed-25.pcap'.B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079">
                <text:p>154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112:'mixed-25.pcap'.B158" svg:x="0.24cm" svg:y="0.08cm" svg:width="11.521cm" svg:height="3.841cm">
          <chart:coordinate-region svg:x="1.602cm" svg:y="0.279cm" svg:width="10.159cm" svg:height="2.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112:'mixed-25.pcap'.B158" chart:class="chart:bar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68">
                <text:p>41868</text:p>
                <draw:g>
                  <svg:desc>'mixed-25.pcap'.B112:'mixed-25.pcap'.B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782">
                <text:p>118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05">
                <text:p>9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51">
                <text:p>92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05">
                <text:p>9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05">
                <text:p>9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24">
                <text:p>9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165:'mixed-25.pcap'.B173" svg:x="0.24cm" svg:y="0.08cm" svg:width="11.521cm" svg:height="3.841cm">
          <chart:coordinate-region svg:x="1.232cm" svg:y="0.28cm" svg:width="10.529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165:'mixed-25.pcap'.B173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25.pcap'.B165:'mixed-25.pcap'.B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175:'mixed-25.pcap'.B182" svg:x="0.24cm" svg:y="0.08cm" svg:width="11.521cm" svg:height="3.841cm">
          <chart:coordinate-region svg:x="1.232cm" svg:y="0.279cm" svg:width="10.52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175:'mixed-25.pcap'.B182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25.pcap'.B175:'mixed-25.pcap'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189:'mixed-25.pcap'.B198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189:'mixed-25.pcap'.B19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mixed-25.pcap'.B189:'mixed-25.pcap'.B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200:'mixed-25.pcap'.B208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00:'mixed-25.pcap'.B208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25.pcap'.B200:'mixed-25.pcap'.B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bar" chart:style-name="ch1">
        <chart:plot-area chart:style-name="ch2" table:cell-range-address="'mixed-25.pcap'.B215:'mixed-25.pcap'.B225" svg:x="0.32cm" svg:y="0.179cm" svg:width="15.364cm" svg:height="8.64cm">
          <chart:coordinate-region svg:x="1.682cm" svg:y="0.378cm" svg:width="14.002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15:'mixed-25.pcap'.B225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xed-25.pcap'.B215:'mixed-25.pcap'.B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79">
                <text:p>64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bar" chart:style-name="ch1">
        <chart:plot-area chart:style-name="ch2" table:cell-range-address="'mixed-25.pcap'.B227:'mixed-25.pcap'.B235" svg:x="0.32cm" svg:y="0.179cm" svg:width="15.364cm" svg:height="8.64cm">
          <chart:coordinate-region svg:x="1.682cm" svg:y="0.378cm" svg:width="14.002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27:'mixed-25.pcap'.B235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25.pcap'.B227:'mixed-25.pcap'.B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079">
                <text:p>154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25.pcap'.B242:'mixed-25.pcap'.B253" svg:x="0.24cm" svg:y="0.08cm" svg:width="11.521cm" svg:height="3.841cm">
          <chart:coordinate-region svg:x="1.787cm" svg:y="0.28cm" svg:width="9.974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25.pcap'.B242:'mixed-25.pcap'.B253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">
                <text:p>135</text:p>
                <draw:g>
                  <svg:desc>'mixed-25.pcap'.B242:'mixed-25.pcap'.B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9090">
                <text:p>6390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